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3a3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3a3d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03a3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3a3d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3a3d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094e7c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094e7c" officeooo:paragraph-rsid="00094e7c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094e7c" officeooo:paragraph-rsid="00094e7c" style:font-size-asian="9.60000038146973pt" style:font-weight-asian="normal" style:font-size-complex="11pt" style:font-weight-complex="normal"/>
    </style:style>
    <style:style style:name="T1" style:family="text">
      <style:text-properties style:text-position="super 58%" officeooo:rsid="00094e7c"/>
    </style:style>
    <style:style style:name="T2" style:family="text">
      <style:text-properties officeooo:rsid="00094e7c"/>
    </style:style>
    <style:style style:name="T3" style:family="text">
      <style:text-properties officeooo:rsid="000a29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 Report(Up until <text:span text:style-name="T2">3</text:span><text:span text:style-name="T1">rd</text:span> <text:span text:style-name="T2">September</text:span>, 2015)</text:p>
      <text:p text:style-name="P2">Anirudh Tiwari</text:p>
      <text:p text:style-name="P2"/>
      <text:p text:style-name="P2"/>
      <text:p text:style-name="P4">Work Done</text:p>
      <text:p text:style-name="P6">Up until last time, my output of k-means had an overlap of around 80%(on an average) with CATH. I made further corrections in my functions which stitched the scattered fragments to their correct domain and also some other bugs were resolved. </text:p>
      <text:p text:style-name="P6"/>
      <text:p text:style-name="P5">Results</text:p>
      <text:list xml:id="list6373087579634591517" text:style-name="L1">
        <text:list-item>
          <text:p text:style-name="P7">The average overlap increased from 80 to 90%. This was tested on a sample of 300 2 domain proteins. </text:p>
        </text:list-item>
        <text:list-item>
          <text:p text:style-name="P7">Earlier, it was observed that for fragments of size &lt;=5, the overlap was maximum. After making the above mentioned corrections, I found out that the maximum overlap(90%) was for fragments of size &lt;=15. Although this has been only tested on 300 proteins and has to be tested on the entire data set to arrive at a fixed number. </text:p>
          <text:p text:style-name="P7"/>
        </text:list-item>
      </text:list>
      <text:p text:style-name="P3">Next Steps</text:p>
      <text:list xml:id="list1907919273303760889" text:style-name="L2">
        <text:list-item>
          <text:p text:style-name="P8">Try to improve the overlap score as much as possible by tweaking the k-means. Scikit learn provides ways to alter the number of iterations, minimum distances between between two points <text:span text:style-name="T3">to be converged</text:span> etc. </text:p>
        </text:list-item>
        <text:list-item>
          <text:p text:style-name="P8">Get the right fragment length and the right combination of k-means attributes by running it on the entire database of 2 domain protei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28T11:03:23.029912469</meta:creation-date>
    <dc:date>2015-09-04T06:14:40.035692366</dc:date>
    <dc:creator>Anirudh Tiwari</dc:creator>
    <meta:editing-duration>PT15M9S</meta:editing-duration>
    <meta:editing-cycles>7</meta:editing-cycles>
    <meta:generator>LibreOffice/4.2.8.2$Linux_X86_64 LibreOffice_project/420$Build-2</meta:generator>
    <meta:document-statistic meta:table-count="0" meta:image-count="0" meta:object-count="0" meta:page-count="1" meta:paragraph-count="10" meta:word-count="192" meta:character-count="1101" meta:non-whitespace-character-count="919"/>
  </office:meta>
</office:document-meta>
</file>